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454cm" fo:margin-left="0.019cm" fo:margin-right="-0.012cm" style:page-number="auto" table:align="margins" style:writing-mode="lr-tb"/>
    </style:style>
    <style:style style:name="Table1.A" style:family="table-column">
      <style:table-column-properties style:column-width="2.374cm" style:rel-column-width="8431*"/>
    </style:style>
    <style:style style:name="Table1.B" style:family="table-column">
      <style:table-column-properties style:column-width="4.376cm" style:rel-column-width="15541*"/>
    </style:style>
    <style:style style:name="Table1.C" style:family="table-column">
      <style:table-column-properties style:column-width="4.036cm" style:rel-column-width="14332*"/>
    </style:style>
    <style:style style:name="Table1.D" style:family="table-column">
      <style:table-column-properties style:column-width="1.425cm" style:rel-column-width="5061*"/>
    </style:style>
    <style:style style:name="Table1.E" style:family="table-column">
      <style:table-column-properties style:column-width="2.544cm" style:rel-column-width="9032*"/>
    </style:style>
    <style:style style:name="Table1.F" style:family="table-column">
      <style:table-column-properties style:column-width="3.699cm" style:rel-column-width="13138*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454cm" fo:margin-left="0.019cm" fo:margin-right="-0.012cm" table:align="margins" style:writing-mode="lr-tb"/>
    </style:style>
    <style:style style:name="Table2.A" style:family="table-column">
      <style:table-column-properties style:column-width="18.454cm" style:rel-column-width="65535*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452cm" fo:margin-left="0.019cm" fo:margin-right="-0.011cm" table:align="margins" style:writing-mode="lr-tb"/>
    </style:style>
    <style:style style:name="Table3.A" style:family="table-column">
      <style:table-column-properties style:column-width="18.452cm" style:rel-column-width="65535*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646cm" fo:margin-left="0.019cm" fo:margin-right="-0.205cm" table:align="margins" style:writing-mode="lr-tb"/>
    </style:style>
    <style:style style:name="Table4.A" style:family="table-column">
      <style:table-column-properties style:column-width="4.918cm" style:rel-column-width="17284*"/>
    </style:style>
    <style:style style:name="Table4.B" style:family="table-column">
      <style:table-column-properties style:column-width="2.681cm" style:rel-column-width="9423*"/>
    </style:style>
    <style:style style:name="Table4.C" style:family="table-column">
      <style:table-column-properties style:column-width="10.888cm" style:rel-column-width="38269*"/>
    </style:style>
    <style:style style:name="Table4.D" style:family="table-column">
      <style:table-column-properties style:column-width="0.159cm" style:rel-column-width="559*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6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7" style:family="paragraph" style:parent-style-name="Heading_20_1">
      <style:text-properties fo:font-weight="bold" style:font-weight-asian="bold"/>
    </style:style>
    <style:style style:name="P18" style:family="paragraph" style:parent-style-name="Heading_20_1">
      <style:paragraph-properties style:snap-to-layout-grid="false"/>
      <style:text-properties fo:font-weight="bold" style:font-weight-asian="bold"/>
    </style:style>
    <style:style style:name="P19" style:family="paragraph" style:parent-style-name="Heading_20_1">
      <style:text-properties style:font-name="Helvetica" style:font-name-complex="Helvetica"/>
    </style:style>
    <style:style style:name="P20" style:family="paragraph" style:parent-style-name="Heading_20_3">
      <style:paragraph-properties style:snap-to-layout-grid="false"/>
      <style:text-properties fo:font-weight="bold" style:font-weight-asian="bold"/>
    </style:style>
    <style:style style:name="P21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22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6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5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8" text:outline-level="1"/>
          </table:table-cell>
          <table:table-cell table:style-name="Table1.A2" table:number-columns-spanned="2" office:value-type="string">
            <text:h text:style-name="P20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7" text:outline-level="1">Project</text:h>
          </table:table-cell>
          <table:table-cell table:style-name="Table1.A3" table:number-columns-spanned="3" office:value-type="string">
            <text:h text:style-name="P21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51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22.12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4124696710981728961" text:style-name="L1">
              <text:list-item>
                <text:p text:style-name="P13">Finished DAO layer</text:p>
              </text:list-item>
              <text:list-item>
                <text:p text:style-name="P13">Model and Controller layers also nearly finished</text:p>
              </text:list-item>
              <text:list-item>
                <text:p text:style-name="P13">Tested math engine</text:p>
                <text:p text:style-name="P13"/>
                <text:p text:style-name="P13"/>
                <text:p text:style-name="P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7932018725667407208" text:style-name="L2">
              <text:list-item>
                <text:p text:style-name="P14">Design should be improved and other web pages added and edited. </text:p>
              </text:list-item>
              <text:list-item>
                <text:p text:style-name="P14">Testing should be more intensive by all team members</text:p>
                <text:p text:style-name="P14"/>
                <text:p text:style-name="P14"/>
                <text:p text:style-name="P14"/>
                <text:p text:style-name="P14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3645606" text:continue-numbering="true" text:style-name="L2">
              <text:list-item>
                <text:p text:style-name="P14">Week off because of another project on the faculty</text:p>
                <text:p text:style-name="P14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2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19" text:outline-level="1">Monday</text:h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Worst case dao and controller, other controllers, meeting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Parameters saving and finishing, configuring locally user authentication system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10">Deploying the web app to VM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>1</text:p>
          </table:table-cell>
          <table:table-cell table:style-name="Table4.A2" office:value-type="string">
            <text:p text:style-name="P10">Presentation, skype communic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3</text:p>
          </table:table-cell>
          <table:table-cell table:style-name="Table4.A10" office:value-type="string">
            <text:p text:style-name="P10">Documentation, week repor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13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3-12-22T13:49:04.82</dc:date>
    <meta:print-date>1998-10-09T11:53:00</meta:print-date>
    <meta:editing-cycles>30</meta:editing-cycles>
    <meta:editing-duration>PT2H19M51S</meta:editing-duration>
    <meta:generator>OpenOffice/4.0.1$Win32 OpenOffice.org_project/401m5$Build-9714</meta:generator>
    <meta:document-statistic meta:table-count="4" meta:image-count="3" meta:object-count="0" meta:page-count="2" meta:paragraph-count="42" meta:word-count="119" meta:character-count="704"/>
  </office:meta>
</office:document-meta>
</file>